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50%"/>
      <style:text-properties style:font-name="Arial" style:font-name-complex="Arial2"/>
    </style:style>
    <style:style style:name="P2" style:family="paragraph" style:parent-style-name="Standard_20__28_user_29_">
      <style:paragraph-properties fo:line-height="150%" fo:text-align="center" style:justify-single-word="false"/>
      <style:text-properties style:font-name="Arial" style:font-name-complex="Arial2"/>
    </style:style>
    <style:style style:name="P3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style:font-name="Arial" style:font-name-complex="Arial2"/>
    </style:style>
    <style:style style:name="P5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background-color="#fff200"/>
    </style:style>
    <style:style style:name="P6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1" officeooo:paragraph-rsid="0018dbfb" style:font-name-complex="Arial2"/>
    </style:style>
    <style:style style:name="P7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1" officeooo:paragraph-rsid="001a4535" style:font-name-complex="Arial2"/>
    </style:style>
    <style:style style:name="P8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1"/>
    </style:style>
    <style:style style:name="P9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1" officeooo:paragraph-rsid="0018dbfb"/>
    </style:style>
    <style:style style:name="P10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1" officeooo:paragraph-rsid="00179870"/>
    </style:style>
    <style:style style:name="P11" style:family="paragraph" style:parent-style-name="Standard_20__28_user_29_">
      <style:paragraph-properties fo:line-height="150%" fo:text-align="center" style:justify-single-word="false"/>
      <style:text-properties style:font-name="Arial1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179870" style:font-name-complex="Arial2"/>
    </style:style>
    <style:style style:name="T3" style:family="text">
      <style:text-properties style:font-name="Arial" officeooo:rsid="0018dbfb" style:font-name-complex="Arial2"/>
    </style:style>
    <style:style style:name="T4" style:family="text">
      <style:text-properties style:font-name="Arial" officeooo:rsid="001dd453" style:font-name-complex="Arial2"/>
    </style:style>
    <style:style style:name="T5" style:family="text">
      <style:text-properties style:font-name-complex="Arial2"/>
    </style:style>
    <style:style style:name="T6" style:family="text">
      <style:text-properties officeooo:rsid="00179870" style:font-name-complex="Arial2"/>
    </style:style>
    <style:style style:name="T7" style:family="text">
      <style:text-properties officeooo:rsid="001dd453" style:font-name-complex="Arial2"/>
    </style:style>
    <style:style style:name="T8" style:family="text">
      <style:text-properties officeooo:rsid="0018dbfb" style:font-name-complex="Arial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béca Pinheiro</text:p>
      <text:p text:style-name="P2">INF3Am-Literatura</text:p>
      <text:p text:style-name="P2">Tânia Lisboa</text:p>
      <text:p text:style-name="P1"/>
      <text:p text:style-name="P11">Comparativo do livro Dom Casmurro e do filme Dom.</text:p>
      <text:p text:style-name="P11"/>
      <text:p text:style-name="P6">O livro “Dom Casmurro” é uma obra literária de Machado de Assis que foi publicado em 1899 e apesar de ter se passado muito tempo após sua publicação ele continua sendo bastante atual e polêmico principalmente pelo grandioso mistério que envolve a suposta traição de Capitu, a “amada” esposa de Bentinho, com Escobar seu melhor amigo, devido a uma grande proximidade dos dois. </text:p>
      <text:p text:style-name="P9"><text:span text:style-name="T5">No decorrer da história Bento vai narrando diversas atitudes de Capitu que o deixava com ciúmes e neurótico, porém em nenhum momento as acusações de Bentinho são validadas deixando todos os leitores intrigados com a história. Geralmente suas acusações eram baseadas nos seus pensamentos e opiniões ou seja, nem sempre com toda a vericidade necessária para uma conclusão definitiva. Vale ressaltar que Bentinho é quem narra a história colocando </text:span><text:span text:style-name="T6">sempre o seu ponto de vista e o que ele considera verdadeiro sem dar a chance de Capitu se defender ou ter participação na história. </text:span><text:span text:style-name="T7">E também que</text:span><text:span text:style-name="T6"> livro relata a história de sua vida, desde a infância até a velhice, abordando diversos temas como, ciúmes doentios, mistério, traição, machismo entre outras.</text:span></text:p>
      <text:p text:style-name="P10"><text:span text:style-name="T6">A</text:span><text:span text:style-name="T5">pós o final do casamento Capitu e seu filho vão morar na Europa, alguns anos Capitu morre por causas naturais mas o filho permanece vivo por mais alguns </text:span><text:span text:style-name="T6">anos, </text:span><text:span text:style-name="T5">e mais tarde vem a falecer devido a uma doença, já no filme, Capitu morre em um acidente de carro gerado após </text:span><text:span text:style-name="T7">a última</text:span><text:span text:style-name="T5"> briga </text:span><text:span text:style-name="T7">que levou a</text:span><text:span text:style-name="T5"> separação </text:span><text:span text:style-name="T7">do casal, </text:span><text:span text:style-name="T5">mas o filho permanece vivo e Bentinho arrependido cuida d</text:span><text:span text:style-name="T7">a criança</text:span><text:bookmark text:name="_GoBack"/><text:span text:style-name="T5">, </text:span><text:span text:style-name="T8">aparentemente com muito amor mesmo desconfiando de que a criança não </text:span><text:span text:style-name="T7">seria realmente</text:span><text:span text:style-name="T8"> seu filho</text:span><text:span text:style-name="T5">. </text:span></text:p>
      <text:p text:style-name="P8"><text:span text:style-name="T7">Também no</text:span><text:span text:style-name="T5"> filme </text:span><text:span text:style-name="T7">que</text:span><text:span text:style-name="T8"> </text:span><text:span text:style-name="T7">levou o nome de</text:span><text:span text:style-name="T8"> </text:span><text:span text:style-name="T5">“Dom” e foi publicado em 2003 por Moacyr Góes baseado no livro tem suas diferenças, ele é mais simpl</text:span><text:span text:style-name="T7">es</text:span><text:span text:style-name="T5"> e </text:span><text:span text:style-name="T7">suas senas são reproduzidas</text:span><text:span text:style-name="T5"> de forma mais clara, perdendo assim um pouco do mistério e encanto pelos personagens que se tem no livro, entretanto acredito que todo leitor já esteja acostumado com isso, o filme dificilmente é tão bom quanto o livro, devido a preocupação dos cineast</text:span><text:span text:style-name="T7">r</text:span><text:span text:style-name="T5">as quanto ao entendimento dos espectadores, pois nem todos leram a obra mas, ainda assim precisam entender o filme. </text:span></text:p>
      <text:p text:style-name="P7">Outra grande diferença do livro para o filme que considero algo negativo, é a adaptação do tempo em que as histórias são narradas, por exemplo a história do livro é <text:soft-page-break/>contada na época do Império, o que deixa tudo mais misterioso pois não existia tecnologias capazes de provar as desconfianças de Bento, já o filme é contado na atualidade com acesso ilimitado as tecnologias, o que quebra “a magia da história” já que Bento pode a qualquer momento ter a confirmação de suas dúvidas através de um exame de DNA, gravações, etc. </text:p>
      <text:p text:style-name="P8"/>
      <text:p text:style-name="P3"/>
      <text:p text:style-name="P3"/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pt" fo:country="B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t" fo:country="B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7:37:00</meta:creation-date>
    <dc:language>pt-BR</dc:language>
    <dc:date>2018-11-28T21:20:02.532000000</dc:date>
    <meta:editing-cycles>7</meta:editing-cycles>
    <meta:editing-duration>PT17H19M23S</meta:editing-duration>
    <meta:generator>LibreOffice/6.0.3.2$Windows_X86_64 LibreOffice_project/8f48d515416608e3a835360314dac7e47fd0b821</meta:generator>
    <meta:document-statistic meta:table-count="0" meta:image-count="0" meta:object-count="0" meta:page-count="2" meta:paragraph-count="9" meta:word-count="469" meta:character-count="2759" meta:non-whitespace-character-count="22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